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d1e" officeooo:paragraph-rsid="001fad1e"/>
    </style:style>
    <style:style style:name="P2" style:family="paragraph" style:parent-style-name="Standard">
      <style:text-properties officeooo:rsid="001fdc40" officeooo:paragraph-rsid="001fdc40"/>
    </style:style>
    <style:style style:name="P3" style:family="paragraph" style:parent-style-name="Standard">
      <style:text-properties officeooo:paragraph-rsid="001fad1e"/>
    </style:style>
    <style:style style:name="T1" style:family="text">
      <style:text-properties officeooo:rsid="001fad1e"/>
    </style:style>
    <style:style style:name="T2" style:family="text">
      <style:text-properties officeooo:rsid="001fdc40"/>
    </style:style>
    <style:style style:name="T3" style:family="text">
      <style:text-properties officeooo:rsid="0023c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) Beschreibe die zentrale Frage des Experiments</text:p>
      <text:p text:style-name="P1"/>
      <text:p text:style-name="P1"/>
      <text:p text:style-name="P1"/>
      <text:p text:style-name="P2">2) Gegeben ist ein Foto des Experiments. Skizze der Stromkreis mit Schaltzeichnungen</text:p>
      <text:p text:style-name="P1"/>
      <text:p text:style-name="P2">Picture of experimental setup</text:p>
      <text:p text:style-name="P2"/>
      <text:p text:style-name="P2"/>
      <text:p text:style-name="P1"/>
      <text:p text:style-name="P3"><text:span text:style-name="T2">3</text:span><text:span text:style-name="T1">) Liste die nötweng </text:span><text:span text:style-name="T3">Apparatur</text:span><text:span text:style-name="T1"> um das Experiment durchzuführ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1T15:12:04.043517601</meta:creation-date>
    <dc:date>2025-01-21T15:19:45.161581541</dc:date>
    <meta:editing-duration>PT7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2" meta:character-count="224" meta:non-whitespace-character-count="196"/>
  </office:meta>
</office:document-meta>
</file>